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773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36.909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4.283cm"/>
    </style:style>
    <style:style style:name="co6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4.337cm"/>
    </style:style>
    <style:style style:name="co8" style:family="table-column">
      <style:table-column-properties fo:break-before="auto" style:column-width="3.847cm"/>
    </style:style>
    <style:style style:name="co9" style:family="table-column">
      <style:table-column-properties fo:break-before="auto" style:column-width="3.221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3.357cm"/>
    </style:style>
    <style:style style:name="co12" style:family="table-column">
      <style:table-column-properties fo:break-before="auto" style:column-width="3.575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0.988cm"/>
    </style:style>
    <style:style style:name="co15" style:family="table-column">
      <style:table-column-properties fo:break-before="auto" style:column-width="4.556cm"/>
    </style:style>
    <style:style style:name="co16" style:family="table-column">
      <style:table-column-properties fo:break-before="auto" style:column-width="4.447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1.152cm"/>
    </style:style>
    <style:style style:name="co19" style:family="table-column">
      <style:table-column-properties fo:break-before="auto" style:column-width="1.124cm"/>
    </style:style>
    <style:style style:name="co20" style:family="table-column">
      <style:table-column-properties fo:break-before="auto" style:column-width="1.016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0.852cm"/>
    </style:style>
    <style:style style:name="co23" style:family="table-column">
      <style:table-column-properties fo:break-before="auto" style:column-width="1.042cm"/>
    </style:style>
    <style:style style:name="co24" style:family="table-column">
      <style:table-column-properties fo:break-before="auto" style:column-width="0.933cm"/>
    </style:style>
    <style:style style:name="co25" style:family="table-column">
      <style:table-column-properties fo:break-before="auto" style:column-width="1.097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_usb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ce1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column table:style-name="co14" table:number-columns-repeated="2" table:default-cell-style-name="Default"/>
        <table:table-column table:style-name="co5" table:default-cell-style-name="Default"/>
        <table:table-column table:style-name="co14" table:number-columns-repeated="4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number-columns-repeated="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4" table:default-cell-style-name="Default"/>
        <table:table-column table:style-name="co14" table:number-columns-repeated="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4" table:default-cell-style-name="Default"/>
        <table:table-column table:style-name="co14" table:number-columns-repeated="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4" table:default-cell-style-name="Default"/>
        <table:table-column table:style-name="co4" table:number-columns-repeated="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number-columns-repeated="4" table:default-cell-style-name="Default"/>
        <table:table-column table:style-name="co20" table:number-columns-repeated="1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1" table:number-columns-repeated="4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14" table:number-columns-repeated="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4" table:default-cell-style-name="Default"/>
        <table:table-column table:style-name="co22" table:number-columns-repeated="10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3" table:number-columns-repeated="4" table:default-cell-style-name="Default"/>
        <table:table-column table:style-name="co24" table:number-columns-repeated="10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19" table:number-columns-repeated="4" table:default-cell-style-name="Default"/>
        <table:table-column table:style-name="co14" table:number-columns-repeated="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4" table:default-cell-style-name="Default"/>
        <table:table-column table:style-name="co4" table:number-columns-repeated="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number-columns-repeated="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itmap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PG13</text:p>
          </table:table-cell>
          <table:table-cell office:value-type="string" calcext:value-type="string">
            <text:p>PG14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PH2</text:p>
          </table:table-cell>
          <table:table-cell office:value-type="string" calcext:value-type="string">
            <text:p>PH3</text:p>
          </table:table-cell>
          <table:table-cell office:value-type="string" calcext:value-type="string">
            <text:p>PH4</text:p>
          </table:table-cell>
          <table:table-cell office:value-type="string" calcext:value-type="string">
            <text:p>PH5</text:p>
          </table:table-cell>
          <table:table-cell office:value-type="string" calcext:value-type="string">
            <text:p>PH6</text:p>
          </table:table-cell>
          <table:table-cell office:value-type="string" calcext:value-type="string">
            <text:p>PH7</text:p>
          </table:table-cell>
          <table:table-cell office:value-type="string" calcext:value-type="string">
            <text:p>PH8</text:p>
          </table:table-cell>
          <table:table-cell office:value-type="string" calcext:value-type="string">
            <text:p>PH9</text:p>
          </table:table-cell>
          <table:table-cell office:value-type="string" calcext:value-type="string">
            <text:p>PH10</text:p>
          </table:table-cell>
          <table:table-cell office:value-type="string" calcext:value-type="string">
            <text:p>PH11</text:p>
          </table:table-cell>
          <table:table-cell office:value-type="string" calcext:value-type="string">
            <text:p>PH12</text:p>
          </table:table-cell>
          <table:table-cell office:value-type="string" calcext:value-type="string">
            <text:p>PH13</text:p>
          </table:table-cell>
          <table:table-cell office:value-type="string" calcext:value-type="string">
            <text:p>PH14</text:p>
          </table:table-cell>
          <table:table-cell office:value-type="string" calcext:value-type="string">
            <text:p>PH15</text:p>
          </table:table-cell>
          <table:table-cell office:value-type="string" calcext:value-type="string">
            <text:p>PI0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PI2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PI4</text:p>
          </table:table-cell>
          <table:table-cell office:value-type="string" calcext:value-type="string">
            <text:p>PI5</text:p>
          </table:table-cell>
          <table:table-cell office:value-type="string" calcext:value-type="string">
            <text:p>PI6</text:p>
          </table:table-cell>
          <table:table-cell office:value-type="string" calcext:value-type="string">
            <text:p>PI7</text:p>
          </table:table-cell>
          <table:table-cell office:value-type="string" calcext:value-type="string">
            <text:p>PI8</text:p>
          </table:table-cell>
          <table:table-cell office:value-type="string" calcext:value-type="string">
            <text:p>PI9</text:p>
          </table:table-cell>
          <table:table-cell office:value-type="string" calcext:value-type="string">
            <text:p>PI10</text:p>
          </table:table-cell>
          <table:table-cell office:value-type="string" calcext:value-type="string">
            <text:p>PI11</text:p>
          </table:table-cell>
          <table:table-cell office:value-type="string" calcext:value-type="string">
            <text:p>PI12</text:p>
          </table:table-cell>
          <table:table-cell office:value-type="string" calcext:value-type="string">
            <text:p>PI13</text:p>
          </table:table-cell>
          <table:table-cell office:value-type="string" calcext:value-type="string">
            <text:p>PI14</text:p>
          </table:table-cell>
          <table:table-cell office:value-type="string" calcext:value-type="string">
            <text:p>PI15</text:p>
          </table:table-cell>
          <table:table-cell office:value-type="string" calcext:value-type="string">
            <text:p>PJ0</text:p>
          </table:table-cell>
          <table:table-cell office:value-type="string" calcext:value-type="string">
            <text:p>PJ1</text:p>
          </table:table-cell>
          <table:table-cell office:value-type="string" calcext:value-type="string">
            <text:p>PJ2</text:p>
          </table:table-cell>
          <table:table-cell office:value-type="string" calcext:value-type="string">
            <text:p>PJ3</text:p>
          </table:table-cell>
          <table:table-cell office:value-type="string" calcext:value-type="string">
            <text:p>PJ4</text:p>
          </table:table-cell>
          <table:table-cell office:value-type="string" calcext:value-type="string">
            <text:p>PJ5</text:p>
          </table:table-cell>
          <table:table-cell office:value-type="string" calcext:value-type="string">
            <text:p>PJ6</text:p>
          </table:table-cell>
          <table:table-cell office:value-type="string" calcext:value-type="string">
            <text:p>PJ7</text:p>
          </table:table-cell>
          <table:table-cell office:value-type="string" calcext:value-type="string">
            <text:p>PJ8</text:p>
          </table:table-cell>
          <table:table-cell office:value-type="string" calcext:value-type="string">
            <text:p>PJ9</text:p>
          </table:table-cell>
          <table:table-cell office:value-type="string" calcext:value-type="string">
            <text:p>PJ10</text:p>
          </table:table-cell>
          <table:table-cell office:value-type="string" calcext:value-type="string">
            <text:p>PJ11</text:p>
          </table:table-cell>
          <table:table-cell office:value-type="string" calcext:value-type="string">
            <text:p>PJ12</text:p>
          </table:table-cell>
          <table:table-cell office:value-type="string" calcext:value-type="string">
            <text:p>PJ13</text:p>
          </table:table-cell>
          <table:table-cell office:value-type="string" calcext:value-type="string">
            <text:p>PJ14</text:p>
          </table:table-cell>
          <table:table-cell office:value-type="string" calcext:value-type="string">
            <text:p>PJ15</text:p>
          </table:table-cell>
          <table:table-cell office:value-type="string" calcext:value-type="string">
            <text:p>PK0</text:p>
          </table:table-cell>
          <table:table-cell office:value-type="string" calcext:value-type="string">
            <text:p>PK1</text:p>
          </table:table-cell>
          <table:table-cell office:value-type="string" calcext:value-type="string">
            <text:p>PK2</text:p>
          </table:table-cell>
          <table:table-cell office:value-type="string" calcext:value-type="string">
            <text:p>PK3</text:p>
          </table:table-cell>
          <table:table-cell office:value-type="string" calcext:value-type="string">
            <text:p>PK4</text:p>
          </table:table-cell>
          <table:table-cell office:value-type="string" calcext:value-type="string">
            <text:p>PK5</text:p>
          </table:table-cell>
          <table:table-cell office:value-type="string" calcext:value-type="string">
            <text:p>PK6</text:p>
          </table:table-cell>
          <table:table-cell office:value-type="string" calcext:value-type="string">
            <text:p>PK7</text:p>
          </table:table-cell>
          <table:table-cell office:value-type="string" calcext:value-type="string">
            <text:p>PK8</text:p>
          </table:table-cell>
          <table:table-cell office:value-type="string" calcext:value-type="string">
            <text:p>PK9</text:p>
          </table:table-cell>
          <table:table-cell office:value-type="string" calcext:value-type="string">
            <text:p>PK10</text:p>
          </table:table-cell>
          <table:table-cell office:value-type="string" calcext:value-type="string">
            <text:p>PK11</text:p>
          </table:table-cell>
          <table:table-cell office:value-type="string" calcext:value-type="string">
            <text:p>PK12</text:p>
          </table:table-cell>
          <table:table-cell office:value-type="string" calcext:value-type="string">
            <text:p>PK13</text:p>
          </table:table-cell>
          <table:table-cell office:value-type="string" calcext:value-type="string">
            <text:p>PK14</text:p>
          </table:table-cell>
          <table:table-cell office:value-type="string" calcext:value-type="string">
            <text:p>PK15</text:p>
          </table:table-cell>
          <table:table-cell office:value-type="string" calcext:value-type="string">
            <text:p>PZ0</text:p>
          </table:table-cell>
          <table:table-cell office:value-type="string" calcext:value-type="string">
            <text:p>PZ1</text:p>
          </table:table-cell>
          <table:table-cell office:value-type="string" calcext:value-type="string">
            <text:p>PZ2</text:p>
          </table:table-cell>
          <table:table-cell office:value-type="string" calcext:value-type="string">
            <text:p>PZ3</text:p>
          </table:table-cell>
          <table:table-cell office:value-type="string" calcext:value-type="string">
            <text:p>PZ4</text:p>
          </table:table-cell>
          <table:table-cell office:value-type="string" calcext:value-type="string">
            <text:p>PZ5</text:p>
          </table:table-cell>
          <table:table-cell office:value-type="string" calcext:value-type="string">
            <text:p>PZ6</text:p>
          </table:table-cell>
          <table:table-cell office:value-type="string" calcext:value-type="string">
            <text:p>PZ7</text:p>
          </table:table-cell>
          <table:table-cell office:value-type="string" calcext:value-type="string">
            <text:p>PZ8</text:p>
          </table:table-cell>
          <table:table-cell office:value-type="string" calcext:value-type="string">
            <text:p>PZ9</text:p>
          </table:table-cell>
          <table:table-cell office:value-type="string" calcext:value-type="string">
            <text:p>PZ10</text:p>
          </table:table-cell>
          <table:table-cell office:value-type="string" calcext:value-type="string">
            <text:p>PZ11</text:p>
          </table:table-cell>
          <table:table-cell office:value-type="string" calcext:value-type="string">
            <text:p>PZ12</text:p>
          </table:table-cell>
          <table:table-cell office:value-type="string" calcext:value-type="string">
            <text:p>PZ13</text:p>
          </table:table-cell>
          <table:table-cell office:value-type="string" calcext:value-type="string">
            <text:p>PZ14</text:p>
          </table:table-cell>
          <table:table-cell office:value-type="string" calcext:value-type="string">
            <text:p>PZ15</text:p>
          </table:table-cell>
        </table:table-row>
        <table:table-row table:style-name="ro1">
          <table:table-cell office:value-type="string" calcext:value-type="string">
            <text:p>STM32F042C(4-6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100000011101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NOE</text:p>
          </table:table-cell>
          <table:table-cell table:number-columns-repeated="6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/>
          <table:table-cell office:value-type="string" calcext:value-type="string">
            <text:p>USB_NOE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STM32F042C(4-6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100000011101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NOE</text:p>
          </table:table-cell>
          <table:table-cell table:number-columns-repeated="6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/>
          <table:table-cell office:value-type="string" calcext:value-type="string">
            <text:p>USB_NOE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STM32F042F4P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1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NOE</text:p>
          </table:table-cell>
          <table:table-cell table:number-columns-repeated="6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F042F6P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1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NOE</text:p>
          </table:table-cell>
          <table:table-cell table:number-columns-repeated="6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F042G(4-6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100000011101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NOE</text:p>
          </table:table-cell>
          <table:table-cell table:number-columns-repeated="6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/>
          <table:table-cell office:value-type="string" calcext:value-type="string">
            <text:p>USB_NOE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STM32F042K(4-6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100000011101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NOE</text:p>
          </table:table-cell>
          <table:table-cell table:number-columns-repeated="6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/>
          <table:table-cell office:value-type="string" calcext:value-type="string">
            <text:p>USB_NOE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STM32F042K(4-6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100000011101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NOE</text:p>
          </table:table-cell>
          <table:table-cell table:number-columns-repeated="6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/>
          <table:table-cell office:value-type="string" calcext:value-type="string">
            <text:p>USB_NOE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STM32F042T6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100000011101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NOE</text:p>
          </table:table-cell>
          <table:table-cell table:number-columns-repeated="6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/>
          <table:table-cell office:value-type="string" calcext:value-type="string">
            <text:p>USB_NOE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STM32F048C6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100000011101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NOE</text:p>
          </table:table-cell>
          <table:table-cell table:number-columns-repeated="6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/>
          <table:table-cell office:value-type="string" calcext:value-type="string">
            <text:p>USB_NOE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STM32F048G6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100000011101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NOE</text:p>
          </table:table-cell>
          <table:table-cell table:number-columns-repeated="6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/>
          <table:table-cell office:value-type="string" calcext:value-type="string">
            <text:p>USB_NOE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STM32F048T6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100000011101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NOE</text:p>
          </table:table-cell>
          <table:table-cell table:number-columns-repeated="6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/>
          <table:table-cell office:value-type="string" calcext:value-type="string">
            <text:p>USB_NOE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STM32F070C6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1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NOE</text:p>
          </table:table-cell>
          <table:table-cell table:number-columns-repeated="6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F070CB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F070F6P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1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NOE</text:p>
          </table:table-cell>
          <table:table-cell table:number-columns-repeated="6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F070RB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F072C(8-B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F072C(8-B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F072CB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F072R(8-B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F072RB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F072RB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F072V(8-B)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F072V(8-B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F078CB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F078CB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F078CB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F078RB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F078RB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F078VB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F078VB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F102C(4-6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2C(8-B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2R(4-6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2R(8-B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C(4-6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C(8-B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C6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CB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R(4-6)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R(4-6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R(8-B)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R(8-B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R(C-D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R(C-D-E)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R(F-G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T(4-6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T(8-B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V(8-B)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V(8-B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V(C-D-E)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V(C-D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V(F-G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VB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Z(C-D-E)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Z(C-D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Z(F-G)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3Z(F-G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5R(8-B-C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5V(8-B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5V(8-B-C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7R(B-C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7V(B-C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107VC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205R(B-C-E-F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205R(B-C-E-F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205R(B-C-E-F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205R(E-G)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205R(E-G)Y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205R(E-G)Y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205RGE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205RGE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205RGE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205V(B-C-E-F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205V(B-C-E-F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205V(B-C-E-F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205Z(C-E-F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205Z(C-E-F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205Z(C-E-F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207I(C-E-F-G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207I(C-E-F-G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207I(C-E-F-G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207I(C-E-F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207I(C-E-F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207I(C-E-F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207V(C-E-F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207V(C-E-F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207V(C-E-F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207Z(C-E-F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207Z(C-E-F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207Z(C-E-F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215R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215R(E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215R(E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215V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215V(E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215V(E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215Z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215Z(E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215Z(E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217I(E-G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217I(E-G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217I(E-G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217I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217I(E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217I(E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217V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217V(E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217V(E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217Z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217Z(E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217Z(E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302C(6-8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02C(B-C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02C8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02K(6-8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02R(6-8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02R(B-C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02R(D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02V(B-C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02V(D-E)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02V(D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02VC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02Z(D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03C(B-C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03R(B-C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03R(D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03V(B-C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03V(D-E)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03V(D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03VC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03VE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03Z(D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73C(8-B-C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73R(8-B-C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73V(8-B-C)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373V(8-B-C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01C(B-C)U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01C(B-C)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01C(D-E)U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01C(D-E)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01CCF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01R(B-C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01R(D-E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01V(B-C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01V(B-C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01V(D-E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01V(D-E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05O(E-G)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05O(E-G)Y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05O(E-G)Y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05R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05R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05R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05V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05V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05V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05Z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05Z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05Z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07I(E-G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07I(E-G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07I(E-G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07I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07I(E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07I(E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07V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07V(E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07V(E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07Z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07Z(E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07Z(E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11C(C-E)U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1C(C-E)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1R(C-E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1V(C-E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1V(C-E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2C(E-G)U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2R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2R(E-G)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2R(E-G)Y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2V(E-G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2V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2Z(E-G)J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2Z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3C(G-H)U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3M(G-H)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3R(G-H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3V(G-H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3V(G-H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3Z(G-H)J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3Z(G-H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5OG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5OGY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15OGY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15R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5R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15R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15V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5V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15V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15Z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5Z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15Z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17I(E-G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7I(E-G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17I(E-G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17I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7I(E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17I(E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17V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7V(E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17V(E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17Z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17Z(E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17Z(E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23CHU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3MH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3RH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3VH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3VH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3ZHJ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3ZH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7A(G-I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7A(G-I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27A(G-I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TM32F427I(G-I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7I(G-I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27I(G-I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27I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7I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27I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27V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7V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27V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27Z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7Z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27Z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29A(G-I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9A(G-I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29A(G-I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TM32F429B(E-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9B(E-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29B(E-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29I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9I(E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29I(E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29I(E-G-I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9I(E-G-I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29I(E-G-I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29I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9I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29I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29N(E-G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9N(E-G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29N(E-G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29NI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9NI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29NI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29V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9V(E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29V(E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29V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9V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29V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29Z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9Z(E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29Z(E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29ZG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9ZGY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29ZGY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29Z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9Z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29Z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29ZI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29ZIY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29ZIY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37AI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37AI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37AI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TM32F437I(G-I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37I(G-I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37I(G-I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37I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37I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37I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37V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37V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37V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37Z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37Z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37Z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39AI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39AI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39AI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TM32F439B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39B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39B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39I(G-I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39I(G-I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39I(G-I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39I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39I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39I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39N(G-I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39N(G-I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39N(G-I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39V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39V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39V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39Z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39Z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39Z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39Z(G-I)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39Z(G-I)Y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39Z(G-I)Y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46M(C-E)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46M(C-E)Y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46M(C-E)Y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1001000010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USB_OTG_HS_ULPI_D4</text:p>
          </table:table-cell>
          <table:table-cell table:number-columns-repeated="2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46R(C-E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46R(C-E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46R(C-E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1001000010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USB_OTG_HS_ULPI_D4</text:p>
          </table:table-cell>
          <table:table-cell table:number-columns-repeated="2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46V(C-E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46V(C-E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46V(C-E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1001000010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USB_OTG_HS_ULPI_D4</text:p>
          </table:table-cell>
          <table:table-cell table:number-columns-repeated="2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46Z(C-E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46Z(C-E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46Z(C-E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1001000010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USB_OTG_HS_ULPI_D4</text:p>
          </table:table-cell>
          <table:table-cell table:number-columns-repeated="2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46Z(C-E)J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46Z(C-E)J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46Z(C-E)J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1001000010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USB_OTG_HS_ULPI_D4</text:p>
          </table:table-cell>
          <table:table-cell table:number-columns-repeated="2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46Z(C-E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46Z(C-E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46Z(C-E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1001000010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USB_OTG_HS_ULPI_D4</text:p>
          </table:table-cell>
          <table:table-cell table:number-columns-repeated="2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69A(E-G-I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69A(E-G-I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69A(E-G-I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83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69A(E-G-I)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69A(E-G-I)Y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69A(E-G-I)Y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83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69B(E-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69B(E-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69B(E-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69I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69I(E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69I(E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69I(E-G-I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69I(E-G-I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69I(E-G-I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69I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69I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69I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69N(E-G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69N(E-G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69N(E-G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69NI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69NI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69NI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69V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69V(E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69V(E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69V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69V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69V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69Z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69Z(E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69Z(E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69Z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69Z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69Z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79A(G-I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79A(G-I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79A(G-I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83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79A(G-I)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79A(G-I)Y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79A(G-I)Y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83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79B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79B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79B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79I(G-I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79I(G-I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79I(G-I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79I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79I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79I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79N(G-I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79N(G-I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79N(G-I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479V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79V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79V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479Z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479Z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479Z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22I(C-E)K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22I(C-E)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22I(C-E)K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22I(C-E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22I(C-E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22I(C-E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22R(C-E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22R(C-E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22R(C-E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22V(C-E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22V(C-E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22V(C-E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22Z(C-E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22Z(C-E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22Z(C-E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23I(C-E)K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23I(C-E)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23I(C-E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23I(C-E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23V(C-E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23V(C-E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23V(C-E)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23V(C-E)Y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23Z(C-E)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23Z(C-E)I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23Z(C-E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23Z(C-E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30I8K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30I8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30R8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30R8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30R8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30V8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30V8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30V8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30Z8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30Z8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32IEK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32IE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32IEK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32IE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32IE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32IE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32RE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32RE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32RE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32VE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32VE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32VE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32ZE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32ZE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32ZE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33IEK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33IE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33IE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33IE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33VE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33VE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33VE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33VEY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33ZE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33ZEI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33ZE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33ZE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45I(E-G)K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45I(E-G)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45I(E-G)K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45I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45I(E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45I(E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45V(E-G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45V(E-G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45V(E-G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45V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45V(E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45V(E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45Z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45Z(E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45Z(E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46B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46B(E-G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46B(E-G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46I(E-G)K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46I(E-G)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46I(E-G)K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46IE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46IE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46IE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46I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46I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46I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46NE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46NE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46NE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46NG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46NG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46NG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46V(E-G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46V(E-G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46V(E-G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46VE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46VE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46VE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46V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46V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46V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46Z(E-G)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46Z(E-G)Y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46Z(E-G)Y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46ZE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46ZE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46ZE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46Z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46Z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46Z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50N8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50N8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50N8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50V8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50V8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50V8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50Z8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50Z8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50Z8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56B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56B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56B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56IGK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56IG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56IGK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56I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56I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56I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56NG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56NG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56NG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56VG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56VG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56VG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56V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56V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56V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56Z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56Z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56Z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56ZG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56ZGY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56ZGY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65B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5B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5B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65I(G-I)K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5I(G-I)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5I(G-I)K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65I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5I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5I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65N(G-I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5N(G-I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5N(G-I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65V(G-I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5V(G-I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5V(G-I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65V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5V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5V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65Z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5Z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5Z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67B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7B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7B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67I(G-I)K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7I(G-I)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7I(G-I)K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67I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7I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7I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67N(G-I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7N(G-I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7N(G-I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67VG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7VG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7VG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67V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7V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7V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67VI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7VI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7VI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67V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7V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7V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67Z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7Z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7Z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67Z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7Z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7Z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68AI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8AIY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8AIY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83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69A(G-I)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9A(G-I)Y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9A(G-I)Y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83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69B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9B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9B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69I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9I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9I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69I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9I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9I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69NG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9NG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9NG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69NI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69NI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69NI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77B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77B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77B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77IIK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77II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77IIK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77I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77I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77I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77NI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77NI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77NI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77VI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77VI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77VI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77V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77V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77V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77Z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77Z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77Z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F778AI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78AIY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78AIY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83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79AI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79AIY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79AIY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83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79B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79B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79B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79I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79I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79I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F779NI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F779NI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F779NI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G431C(6-8-B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31C(6-8-B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31CB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31K(6-8-B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31K(6-8-B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31M(6-8-B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31R(6-8-B)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31R(6-8-B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31V(6-8-B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41CB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41CB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41CB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41KB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41KB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41MB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41RB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41RB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41VB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1C(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1C(C-E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1M(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1ME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1Q(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1R(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1V(C-E)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1V(C-E)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1V(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3C(B-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3C(B-C-E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3M(B-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3ME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3P(B-C-E)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3Q(B-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3R(B-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3V(B-C-E)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3V(B-C-E)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3V(B-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4C(B-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4C(B-C-E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4M(B-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4ME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4P(B-C-E)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4Q(B-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4R(B-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4V(B-C-E)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4V(B-C-E)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74V(B-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83C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83CE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83M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83ME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83PE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83Q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83R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83VE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83VE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83V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84C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84CE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84M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84ME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84PE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84Q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84R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84VE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84VE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84V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91C(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91C(C-E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91K(C-E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91M(C-E)S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91M(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91R(C-E)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91R(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91RE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91V(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A1C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A1CE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A1KE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A1MES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A1M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A1RE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A1R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A1RE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4A1V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GBK1CB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23VE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23VE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23VE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23VE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23VG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23VG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23V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23V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23ZEI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23ZEI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23ZE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23ZE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23ZGI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23ZGI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23Z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23Z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25AEI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25AEI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25AGI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25AGI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25IE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25IEK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TM32H725IE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25IE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25IG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25IGK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TM32H725I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25I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25REV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25REV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0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25RGV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25RGV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0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25VE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25VE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25V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25V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25VGY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25VGY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25ZE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25ZE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25Z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25Z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30ABIxQ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30ABIxQ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30IBKxQ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30IBKxQ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TM32H730IBTxQ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30IBTxQ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30VB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30VB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30VB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30VB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30ZBI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30ZBI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30ZB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30ZB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33VG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33VG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33V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33V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33ZGI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33ZGI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33Z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33Z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35AGI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35AGI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35IG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35IGK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TM32H735I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35I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35RGV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35RGV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0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35V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35V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35VGY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35VGY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35Z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35Z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42A(G-I)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2A(G-I)I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2A(G-I)I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42B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2B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2B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42I(G-I)K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2I(G-I)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2I(G-I)K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83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42I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2I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2I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83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42V(G-I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2V(G-I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2V(G-I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42V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2V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2V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42X(G-I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2X(G-I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2X(G-I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42Z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2Z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2Z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43A(G-I)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3A(G-I)I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3A(G-I)I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43B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3B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3B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43B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3B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3B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43IGK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3IG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3IGK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43I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3I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3I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43IIK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3II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3IIK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43I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3I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3I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43V(G-I)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3V(G-I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3V(G-I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43V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3V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3V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43V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3V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3V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43XG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3XG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3XG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43XI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3XI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3XI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43Z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3Z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3Z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43Z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3Z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3Z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45B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5B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5B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45B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5B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5B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45IGK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5IG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5IGK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TM32H745I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5I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5I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45IIK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5II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5IIK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TM32H745I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5I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5I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45XG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5XG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5XG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45XI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5XI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5XI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45Z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5Z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5Z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45Z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5Z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5Z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47A(G-I)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7A(G-I)I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7A(G-I)I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47B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7B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7B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47B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7B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7B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47I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7IG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7IG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47I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7I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7I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47XG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7XG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7XG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47XI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7XI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7XI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47ZI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47ZIY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47ZIY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50IBK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0IB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0IBK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50IB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0IB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0IB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83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50VB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0VB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0VB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50XB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0XB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0XB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50ZB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0ZB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0ZB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53AI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3AII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3AII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53B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3B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3B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53IIK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3II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3IIK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53I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3I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3I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53VI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3VI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3VI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53V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3V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3V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53XI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3XI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3XI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53Z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3Z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3Z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55B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5B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5B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55IIK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5II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5IIK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TM32H755I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5I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5I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55XI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5XI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5XI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55Z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5Z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5Z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57AI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7AII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7AII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57B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7B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7B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57I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7I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7I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57XIH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7XI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7XI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57ZI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57ZIY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1000000000000000000000001111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table:number-columns-repeated="23"/>
          <table:table-cell office:value-type="string" calcext:value-type="string">
            <text:p>USB_OTG_HS_ID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TM32H757ZIY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A3A(G-I)IxQ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A3A(G-I)IxQ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A3I(G-I)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A3I(G-I)K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83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A3I(G-I)KxQ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A3I(G-I)KxQ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TM32H7A3I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A3I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83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A3I(G-I)TxQ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A3I(G-I)TxQ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A3L(G-I)HxQ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A3L(G-I)HxQ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A3N(G-I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A3N(G-I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83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A3QIYxQ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A3QIYxQ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A3R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A3R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0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A3V(G-I)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A3V(G-I)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A3V(G-I)HxQ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A3V(G-I)HxQ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A3V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A3V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A3V(G-I)TxQ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A3V(G-I)TxQ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A3Z(G-I)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A3Z(G-I)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A3Z(G-I)TxQ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A3Z(G-I)TxQ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B0ABIxQ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B0ABIxQ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B0IBKxQ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B0IBKxQ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TM32H7B0IB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B0IB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83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B0RB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B0RB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0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B0VB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B0VB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B0ZB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B0ZB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B3AIIxQ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B3AIIxQ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B3IIK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B3IIK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83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B3IIKxQ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B3IIKxQ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TM32H7B3I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B3I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83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B3IITxQ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B3IITxQ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B3LIHxQ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B3LIHxQ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80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B3NI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B3NI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100000000000000000000001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83"/>
          <table:table-cell office:value-type="string" calcext:value-type="string">
            <text:p>USB_OTG_HS_ULPI_NXT</text:p>
          </table:table-cell>
          <table:table-cell table:number-columns-repeated="22"/>
          <table:table-cell office:value-type="string" calcext:value-type="string">
            <text:p>USB_OTG_HS_ULPI_DI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M32H7B3QIYxQ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B3QIYxQ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B3R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B3R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011001011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USB_OTG_HS_ULPI_DIR</text:p>
          </table:table-cell>
          <table:table-cell office:value-type="string" calcext:value-type="string">
            <text:p>USB_OTG_HS_ULPI_NXT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STM32H7B3VIH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B3VIH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B3VIHxQ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B3VIHxQ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B3V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B3V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B3VITxQ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B3VITxQ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B3ZIT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B3ZITx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H7B3ZITxQ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11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OTG_HS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H7B3ZITxQ</text:p>
          </table:table-cell>
          <table:table-cell office:value-type="string" calcext:value-type="string">
            <text:p>USB_OTG_HS_ULPI</text:p>
          </table:table-cell>
          <table:table-cell office:value-type="string" calcext:value-type="string">
            <text:p>000101000000000011000100001111001000000000000000000000000000000000000000000000000000000000000000000000000000000000000000000000000000000000000000000000000000000000000000000000000000000000000000</text:p>
          </table:table-cell>
          <table:table-cell table:number-columns-repeated="3"/>
          <table:table-cell office:value-type="string" calcext:value-type="string">
            <text:p>USB_OTG_HS_ULPI_D0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10"/>
          <table:table-cell office:value-type="string" calcext:value-type="string">
            <text:p>USB_OTG_HS_ULPI_D1</text:p>
          </table:table-cell>
          <table:table-cell office:value-type="string" calcext:value-type="string">
            <text:p>USB_OTG_HS_ULPI_D2</text:p>
          </table:table-cell>
          <table:table-cell table:number-columns-repeated="3"/>
          <table:table-cell office:value-type="string" calcext:value-type="string">
            <text:p>USB_OTG_HS_ULPI_D7</text:p>
          </table:table-cell>
          <table:table-cell table:number-columns-repeated="4"/>
          <table:table-cell office:value-type="string" calcext:value-type="string">
            <text:p>USB_OTG_HS_ULPI_D3</text:p>
          </table:table-cell>
          <table:table-cell office:value-type="string" calcext:value-type="string">
            <text:p>USB_OTG_HS_ULPI_D4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USB_OTG_HS_ULPI_D6</text:p>
          </table:table-cell>
          <table:table-cell table:number-columns-repeated="2"/>
          <table:table-cell office:value-type="string" calcext:value-type="string">
            <text:p>USB_OTG_HS_ULPI_STP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STM32L052C(6-8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52C(6-8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52K(6-8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52K(6-8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52R(6-8)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52R(6-8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52T(6-8)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52T8F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53C(6-8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53C(6-8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53R(6-8)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53R(6-8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62C8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62K8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62K8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63C8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63C8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63R8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72C(B-Z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72C(B-Z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72C(B-Z)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72CZE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72K(B-Z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72K(B-Z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72R(B-Z)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72R(B-Z)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72R(B-Z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72V(B-Z)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72V(B-Z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72V8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72V8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73C(B-Z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73C(B-Z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73R(B-Z)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73R(B-Z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73RZ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73V(B-Z)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73V(B-Z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73V8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73V8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82CZ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82CZ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82K(B-Z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82K(B-Z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83C(B-Z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83CZ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083R(B-Z)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83R(B-Z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83V(B-Z)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83V(B-Z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83V8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083V8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100C6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00C6UxA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00R(8-B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00R(8-B)TxA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00RC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C(6-8-B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C(6-8-B)TxA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C(6-8-B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C(6-8-B)UxA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CC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CC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QC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QD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QE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R(6-8-B)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R(6-8-B)HxA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R(6-8-B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R(6-8-B)TxA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RC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RCTxA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RC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RD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RD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R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UC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V(8-B)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V(8-B)HxA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V(8-B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V(8-B)TxA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VC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VC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VCTxA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VD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VDTx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VDYx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V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VE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ZC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ZD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1Z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C(6-8-B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C(6-8-B)TxA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C(6-8-B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C(6-8-B)UxA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CC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CC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QC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QD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QE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R(6-8-B)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R(6-8-B)HxA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R(6-8-B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R(6-8-B)TxA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RC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RCTxA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RD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RD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R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UC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V(8-B)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V(8-B)HxA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V(8-B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V(8-B)TxA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VC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VC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VCTxA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VD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VDTx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V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VE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ZC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ZD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52Z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62QC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62QD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62RC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62RCTxA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62RD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62RD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62R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62VC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62VC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62VCTxA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62VD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62VDYx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62V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62VE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62ZC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62ZD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162Z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0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STM32L412C8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12C8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12CB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12CBTxP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12CB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12CBUxP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12K8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12K8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12KB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12KB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12R8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12R8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12RB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12RBIxP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12RB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12RBTxP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12T8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12TB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12TBYxP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22CB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22CB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22KB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22KB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22RB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22RB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22TB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32K(B-C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33C(B-C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33C(B-C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33C(B-C)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33R(B-C)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33R(B-C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33R(B-C)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33RCTxP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33VC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33VC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42KC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43CC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43CC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43CC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43RC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43RC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43RC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43VC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43VC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52C(C-E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52R(C-E)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52R(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52R(C-E)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52RETxP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52V(C-E)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52V(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62CE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462RE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62R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62RE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62VE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62V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75R(C-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table:number-columns-repeated="27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75V(C-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table:number-columns-repeated="27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76J(E-G)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table:number-columns-repeated="27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76JGY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table:number-columns-repeated="27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76M(E-G)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table:number-columns-repeated="27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76Q(E-G)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table:number-columns-repeated="27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76R(C-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table:number-columns-repeated="27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76V(C-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table:number-columns-repeated="27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76Z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table:number-columns-repeated="27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76ZGJ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table:number-columns-repeated="27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76ZGT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table:number-columns-repeated="27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85J(C-E)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table:number-columns-repeated="27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86JG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table:number-columns-repeated="27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86QG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table:number-columns-repeated="27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86R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table:number-columns-repeated="27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86V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table:number-columns-repeated="27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86Z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table:number-columns-repeated="27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96A(E-G)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96AGI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96Q(E-G)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96QGI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96R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96RGT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96V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96VGT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96VG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96VGY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96WGY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96Z(E-G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96ZGT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A6AG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A6AGI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A6QG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A6QGI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A6R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A6RGT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A6V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A6VGT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A6VG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A6VGY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A6Z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A6ZGT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P5A(G-E)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P5AGI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P5C(G-E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177"/>
        </table:table-row>
        <table:table-row table:style-name="ro1">
          <table:table-cell office:value-type="string" calcext:value-type="string">
            <text:p>STM32L4P5C(G-E)U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177"/>
        </table:table-row>
        <table:table-row table:style-name="ro1">
          <table:table-cell office:value-type="string" calcext:value-type="string">
            <text:p>STM32L4P5CGT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177"/>
        </table:table-row>
        <table:table-row table:style-name="ro1">
          <table:table-cell office:value-type="string" calcext:value-type="string">
            <text:p>STM32L4P5CGU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177"/>
        </table:table-row>
        <table:table-row table:style-name="ro1">
          <table:table-cell office:value-type="string" calcext:value-type="string">
            <text:p>STM32L4P5Q(G-E)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P5QGI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P5R(G-E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P5RGT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P5V(G-E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P5V(G-E)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P5VGT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P5VGY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P5Z(G-E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P5ZGT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Q5AG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Q5C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177"/>
        </table:table-row>
        <table:table-row table:style-name="ro1">
          <table:table-cell office:value-type="string" calcext:value-type="string">
            <text:p>STM32L4Q5CGU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177"/>
        </table:table-row>
        <table:table-row table:style-name="ro1">
          <table:table-cell office:value-type="string" calcext:value-type="string">
            <text:p>STM32L4Q5QG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Q5R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Q5V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Q5VG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Q5ZG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R5A(G-I)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R5Q(G-I)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R5V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R5Z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R5Z(G-I)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R5ZIT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R7AI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R7V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R7Z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R9A(G-I)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R9V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R9Z(G-I)J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R9Z(G-I)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R9Z(G-I)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R9ZIYxP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S5AI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S5QI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S5V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S5Z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S5ZI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S7AI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S7V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S7Z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S9AII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S9V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S9ZIJ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S9ZIT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4S9ZIYx</text:p>
          </table:table-cell>
          <table:table-cell office:value-type="string" calcext:value-type="string">
            <text:p>USB_OTG_FS</text:p>
          </table:table-cell>
          <table:table-cell office:value-type="string" calcext:value-type="string">
            <text:p>000000001111111000000000000000000000000001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FS_SOF</text:p>
          </table:table-cell>
          <table:table-cell office:value-type="string" calcext:value-type="string">
            <text:p>USB_OTG_FS_VBUS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USB_OTG_FS_NOE</text:p>
          </table:table-cell>
          <table:table-cell office:value-type="string" calcext:value-type="string">
            <text:p>USB_OTG_FS_SOF</text:p>
          </table:table-cell>
          <table:table-cell table:number-columns-repeated="26"/>
          <table:table-cell office:value-type="string" calcext:value-type="string">
            <text:p>USB_OTG_FS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52C(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552C(C-E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552CETxP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552CEUxP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552MEYxP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52MEYxQ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52Q(C-E)IxQ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52QE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52QEIxP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52R(C-E)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52RETxP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52RETxQ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52V(C-E)TxQ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52V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52Z(C-E)TxQ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52Z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62C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562CETxP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562CE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562CEUxP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L562MEYxP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62MEYxQ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62QEI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62QEIxP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62QEIxQ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62R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62RETxP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62RETxQ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62V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62VETxQ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62ZET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L562ZETxQ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MP151AAA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1AAB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1AAC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1AAD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1CAA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1CAB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1CAC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1CAD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1DAA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1DAB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1DAC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1DAD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1FAA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1FAB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1FAC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1FAD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3AAA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3AAB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3AAC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3AAD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3CAA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3CAB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3CAC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3CAD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3DAA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3DAB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3DAC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3DAD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3FAA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3FAB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3FAC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3FAD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7AAA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7AAB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7AAC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7AAD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7CAA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7CAB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7CAC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7CAD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7DAA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7DAB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7DAC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7DAD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7FAA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7FAB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7FAC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MP157FADx</text:p>
          </table:table-cell>
          <table:table-cell office:value-type="string" calcext:value-type="string">
            <text:p>USB_OTG_HS</text:p>
          </table:table-cell>
          <table:table-cell office:value-type="string" calcext:value-type="string">
            <text:p>00000000101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8"/>
          <table:table-cell office:value-type="string" calcext:value-type="string">
            <text:p>USB_OTG_HS_SOF</text:p>
          </table:table-cell>
          <table:table-cell/>
          <table:table-cell office:value-type="string" calcext:value-type="string">
            <text:p>USB_OTG_HS_ID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STM32WB35C(C-E)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WB55CC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WB55CE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WB55CGU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WB55RCV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WB55REV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WB55RGV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0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STM32WB55VCQ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WB55VC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WB55VEQ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WB55VE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WB55VGQ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WB55VG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WB55VYY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TM32WB5MMGHx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000000000001110000000000000000000000000001000000000000000000000000000000000000000000000000000000000000000000000000000000000000000000000000000000000000000000000000000000000000000000000000000000</text:p>
          </table:table-cell>
          <table:table-cell table:number-columns-repeated="11"/>
          <table:table-cell office:value-type="string" calcext:value-type="string">
            <text:p>USB_DM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_NOE</text:p>
          </table:table-cell>
          <table:table-cell table:number-columns-repeated="27"/>
          <table:table-cell office:value-type="string" calcext:value-type="string">
            <text:p>USB_NOE</text:p>
          </table:table-cell>
          <table:table-cell table:number-columns-repeated="150"/>
        </table:table-row>
      </table:table>
      <table:named-expressions/>
      <table:database-ranges>
        <table:database-range table:name="__Anonymous_Sheet_DB__0" table:target-range-address="_usbTable.A1:_usbTable.GM104857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ＭＳ Ｐゴシック" style:language-asian="ja" style:country-asian="JP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2T10:07:45.038000000</dc:date>
    <meta:editing-duration>PT28S</meta:editing-duration>
    <meta:editing-cycles>1</meta:editing-cycles>
    <meta:document-statistic meta:table-count="1" meta:cell-count="13348" meta:object-count="0"/>
    <meta:generator>LibreOffice/6.4.4.2$Windows_X86_64 LibreOffice_project/3d775be2011f3886db32dfd395a6a6d1ca2630ff</meta:generator>
  </office:meta>
</office:document-meta>
</file>